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ercu" svg:font-family="Apercu, apple-system, BlinkMacSystemFont, 'Segoe UI', Roboto, Ubuntu, Cantarell, 'Fira Sans', 'Droid Sans', 'Helvetica Neue', sans-serif"/>
    <style:font-face style:name="Monaco" svg:font-family="Monaco, Menlo, 'Ubuntu Mono', 'Droid Sans Mono', Consolas, monospace"/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10162f" style:font-name="Apercu" fo:font-size="14pt" fo:letter-spacing="normal" fo:font-style="normal" fo:font-weight="normal"/>
    </style:style>
    <style:style style:name="P2" style:family="paragraph" style:parent-style-name="Text_20_body">
      <style:paragraph-properties fo:margin-top="0mm" fo:margin-bottom="2.12mm" fo:line-height="160%" fo:text-align="start" style:justify-single-word="false" fo:orphans="2" fo:widows="2"/>
    </style:style>
    <style:style style:name="P3" style:family="paragraph" style:parent-style-name="Text_20_body">
      <style:paragraph-properties fo:margin-top="0mm" fo:margin-bottom="2.12mm" fo:line-height="160%" fo:text-align="start" style:justify-single-word="false" fo:orphans="2" fo:widows="2"/>
      <style:text-properties fo:font-variant="normal" fo:text-transform="none" fo:color="#10162f" style:font-name="Apercu" fo:font-size="14pt" fo:letter-spacing="normal" fo:font-style="normal" fo:font-weight="normal"/>
    </style:style>
    <style:style style:name="P4" style:family="paragraph" style:parent-style-name="Text_20_body">
      <style:paragraph-properties fo:margin-top="0mm" fo:margin-bottom="0mm" fo:line-height="160%" fo:text-align="start" style:justify-single-word="false" fo:orphans="2" fo:widows="2"/>
    </style:style>
    <style:style style:name="P5" style:family="paragraph" style:parent-style-name="Text_20_body">
      <style:paragraph-properties fo:margin-top="0mm" fo:margin-bottom="0mm" fo:text-align="start" style:justify-single-word="false" fo:orphans="2" fo:widows="2"/>
      <style:text-properties fo:font-variant="normal" fo:text-transform="none" fo:color="#646466" style:font-name="Apercu" fo:font-size="14pt" fo:letter-spacing="normal" fo:font-style="normal" fo:font-weight="normal"/>
    </style:style>
    <style:style style:name="P6" style:family="paragraph" style:parent-style-name="Text_20_body">
      <style:paragraph-properties fo:margin-top="0mm" fo:margin-bottom="0mm" fo:line-height="160%" fo:text-align="start" style:justify-single-word="false" fo:orphans="2" fo:widows="2"/>
      <style:text-properties fo:font-variant="normal" fo:text-transform="none" fo:color="#10162f" style:font-name="Apercu" fo:font-size="14pt" fo:letter-spacing="normal" fo:font-style="normal" fo:font-weight="normal"/>
    </style:style>
    <style:style style:name="P7" style:family="paragraph" style:parent-style-name="Text_20_body">
      <style:paragraph-properties fo:margin-top="0mm" fo:margin-bottom="0mm" fo:text-align="start" style:justify-single-word="false" fo:orphans="2" fo:widows="2"/>
      <style:text-properties fo:font-variant="normal" fo:text-transform="none" fo:color="#10162f" style:font-name="Apercu" fo:font-size="14pt" fo:letter-spacing="normal" fo:font-style="normal" fo:font-weight="normal"/>
    </style:style>
    <style:style style:name="P8" style:family="paragraph" style:parent-style-name="Text_20_body" style:list-style-name="L3">
      <style:paragraph-properties fo:margin-top="0mm" fo:margin-bottom="0mm" fo:line-height="160%" fo:text-align="start" style:justify-single-word="false" fo:orphans="2" fo:widows="2" fo:padding="0mm" fo:border="none"/>
      <style:text-properties fo:font-variant="normal" fo:text-transform="none" fo:color="#10162f" style:font-name="Apercu" fo:font-size="14pt" fo:letter-spacing="normal" fo:font-style="normal" fo:font-weight="normal"/>
    </style:style>
    <style:style style:name="P9" style:family="paragraph" style:parent-style-name="Text_20_body" style:list-style-name="L1">
      <style:paragraph-properties fo:margin-top="0mm" fo:margin-bottom="0mm" fo:line-height="160%" fo:text-align="start" style:justify-single-word="false" fo:orphans="2" fo:widows="2" fo:padding="0mm" fo:border="none"/>
      <style:text-properties fo:font-variant="normal" fo:text-transform="none" fo:color="#10162f" fo:letter-spacing="normal"/>
    </style:style>
    <style:style style:name="P10" style:family="paragraph" style:parent-style-name="Text_20_body">
      <style:paragraph-properties fo:margin-left="0mm" fo:margin-right="0mm" fo:text-align="start" style:justify-single-word="false" fo:orphans="2" fo:widows="2" fo:text-indent="0mm" style:auto-text-indent="false"/>
      <style:text-properties fo:font-variant="normal" fo:text-transform="none" fo:color="#3069f0" style:font-name="Apercu" fo:font-size="14pt" fo:letter-spacing="normal" fo:font-style="normal" fo:font-weight="normal"/>
    </style:style>
    <style:style style:name="P11" style:family="paragraph" style:parent-style-name="Text_20_body">
      <style:paragraph-properties fo:margin-left="0mm" fo:margin-right="0mm" fo:margin-top="0mm" fo:margin-bottom="0mm" fo:line-height="160%" fo:text-align="start" style:justify-single-word="false" fo:orphans="2" fo:widows="2" fo:text-indent="0mm" style:auto-text-indent="false" fo:padding="0mm" fo:border="none"/>
    </style:style>
    <style:style style:name="P12" style:family="paragraph" style:parent-style-name="Text_20_body" style:list-style-name="L2">
      <style:paragraph-properties fo:margin-left="0mm" fo:margin-right="0mm" fo:margin-top="0mm" fo:margin-bottom="0mm" fo:line-height="160%" fo:text-align="start" style:justify-single-word="false" fo:orphans="2" fo:widows="2" fo:text-indent="0mm" style:auto-text-indent="false" fo:padding="0mm" fo:border="none"/>
    </style:style>
    <style:style style:name="P13" style:family="paragraph" style:parent-style-name="Text_20_body">
      <style:paragraph-properties fo:text-align="start" style:justify-single-word="false" fo:orphans="2" fo:widows="2" fo:padding="0mm" fo:border="none"/>
      <style:text-properties fo:font-variant="normal" fo:text-transform="none" fo:color="#10162f" style:font-name="Apercu" fo:font-size="14pt" fo:letter-spacing="normal" fo:font-style="normal" fo:font-weight="bold"/>
    </style:style>
    <style:style style:name="P14" style:family="paragraph" style:parent-style-name="Standard">
      <style:paragraph-properties fo:margin-left="0mm" fo:margin-right="0mm" fo:margin-top="0mm" fo:margin-bottom="0mm" fo:text-align="start" style:justify-single-word="false" fo:orphans="2" fo:widows="2" fo:text-indent="0mm" style:auto-text-indent="false"/>
      <style:text-properties fo:font-variant="normal" fo:text-transform="none" fo:color="#10162f" style:font-name="Apercu" fo:font-size="14pt" fo:letter-spacing="normal" fo:font-style="normal" fo:font-weight="bold"/>
    </style:style>
    <style:style style:name="P15" style:family="paragraph" style:parent-style-name="Standard">
      <style:paragraph-properties fo:margin-top="0mm" fo:margin-bottom="4.99mm" fo:line-height="110%" fo:text-align="start" style:justify-single-word="false" fo:orphans="2" fo:widows="2"/>
      <style:text-properties fo:font-variant="normal" fo:text-transform="none" fo:color="#10162f" style:font-name="Apercu" fo:font-size="14pt" fo:letter-spacing="normal" fo:font-style="normal" fo:font-weight="bold"/>
    </style:style>
    <style:style style:name="P16" style:family="paragraph" style:parent-style-name="Heading_20_3">
      <style:paragraph-properties fo:margin-left="0mm" fo:margin-right="0mm" fo:margin-top="0mm" fo:margin-bottom="0mm" fo:line-height="110%" fo:text-align="start" style:justify-single-word="false" fo:orphans="2" fo:widows="2" fo:text-indent="0mm" style:auto-text-indent="false"/>
      <style:text-properties fo:font-variant="normal" fo:text-transform="none" fo:color="#10162f" style:font-name="Apercu" fo:font-size="14pt" fo:letter-spacing="normal" fo:font-style="normal" fo:font-weight="bold"/>
    </style:style>
    <style:style style:name="P17" style:family="paragraph" style:parent-style-name="Heading_20_2">
      <style:paragraph-properties fo:margin-top="0mm" fo:margin-bottom="2.12mm" fo:line-height="110%" fo:text-align="start" style:justify-single-word="false" fo:orphans="2" fo:widows="2"/>
      <style:text-properties fo:font-variant="normal" fo:text-transform="none" fo:color="#10162f" style:font-name="Apercu" fo:font-size="14pt" fo:letter-spacing="normal" fo:font-style="normal" fo:font-weight="bold"/>
    </style:style>
    <style:style style:name="P18" style:family="paragraph" style:parent-style-name="Preformatted_20_Text">
      <style:paragraph-properties fo:margin-top="0mm" fo:margin-bottom="0mm" fo:text-align="start" style:justify-single-word="false" fo:orphans="2" fo:widows="2"/>
      <style:text-properties fo:background-color="#211e2f"/>
    </style:style>
    <style:style style:name="P19" style:family="paragraph" style:parent-style-name="Preformatted_20_Text">
      <style:paragraph-properties fo:margin-top="0mm" fo:margin-bottom="0mm" fo:text-align="start" style:justify-single-word="false" fo:orphans="2" fo:widows="2"/>
    </style:style>
    <style:style style:name="P20" style:family="paragraph" style:parent-style-name="Preformatted_20_Text" style:list-style-name="L3">
      <style:paragraph-properties fo:margin-top="0mm" fo:margin-bottom="0mm" fo:line-height="160%" fo:text-align="start" style:justify-single-word="false" fo:orphans="2" fo:widows="2" fo:padding="0mm" fo:border="none"/>
    </style:style>
    <style:style style:name="T1" style:family="text">
      <style:text-properties style:font-name="Apercu" fo:font-size="14pt" fo:font-style="normal" fo:font-weight="normal"/>
    </style:style>
    <style:style style:name="T2" style:family="text">
      <style:text-properties fo:font-variant="normal" fo:text-transform="none" fo:color="#10162f" style:font-name="Apercu" fo:font-size="14pt" fo:letter-spacing="normal" fo:font-style="normal" fo:font-weight="normal"/>
    </style:style>
    <style:style style:name="T3" style:family="text">
      <style:text-properties fo:font-variant="normal" fo:text-transform="none" fo:color="#10162f" style:font-name="Apercu" fo:font-size="14pt" fo:letter-spacing="normal" fo:font-style="normal" fo:font-weight="bold"/>
    </style:style>
    <style:style style:name="T4" style:family="text">
      <style:text-properties fo:font-variant="normal" fo:text-transform="none" fo:color="#15141f" style:font-name="Monaco" fo:font-size="14pt" fo:letter-spacing="normal" fo:font-style="normal" fo:font-weight="normal" fo:background-color="#eae9ed"/>
    </style:style>
    <style:style style:name="T5" style:family="text">
      <style:text-properties fo:font-variant="normal" fo:text-transform="none" fo:color="#ffffff" style:font-name="Monaco" fo:font-size="14pt" fo:letter-spacing="normal" fo:font-style="normal" fo:font-weight="normal"/>
    </style:style>
    <style:style style:name="T6" style:family="text">
      <style:text-properties fo:font-variant="normal" fo:text-transform="none" fo:color="#ffffff" style:font-name="Monaco" fo:font-size="14pt" fo:letter-spacing="normal" fo:font-style="normal" fo:font-weight="normal" fo:background-color="#211e2f"/>
    </style:style>
    <style:style style:name="T7" style:family="text">
      <style:text-properties fo:font-variant="normal" fo:text-transform="none" fo:color="#ffe083" style:font-name="Monaco" fo:font-size="14pt" fo:letter-spacing="normal" fo:font-style="normal" fo:font-weight="normal" fo:background-color="#211e2f"/>
    </style:style>
    <style:style style:name="T8" style:family="text">
      <style:text-properties fo:font-variant="normal" fo:text-transform="none" fo:color="#ff8973" style:font-name="Monaco" fo:font-size="14pt" fo:letter-spacing="normal" fo:font-style="normal" fo:font-weight="normal" fo:background-color="#211e2f"/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101: INTRODUCTION TO PROGRAMMING</text:p>
      <text:p text:style-name="P15">The Boredless Tourist</text:p>
      <text:p text:style-name="P2"><text:span text:style-name="T2">Welcome to </text:span><text:span text:style-name="Emphasis"><text:span text:style-name="T2">The Boredless Tourist</text:span></text:span><text:span text:style-name="T2">, an online application giving you the power to find the parts of the city that fit the pace of your life. We at </text:span><text:span text:style-name="Emphasis"><text:span text:style-name="T2">The Boredless Tourist</text:span></text:span><text:span text:style-name="T2"> run a recommendation engine using Python. We first evaluate what a person’s interests are and then give them recommendations in their area to venues, restaurants, and historical destinations that we think they’ll be engaged by. Let’s get started!</text:span></text:p>
      <text:p text:style-name="P4"><text:span text:style-name="T2">If you get stuck during this project or would like to see an experienced developer work through it, click “</text:span><text:span text:style-name="Strong_20_Emphasis"><text:span text:style-name="T3">Get Unstuck</text:span></text:span><text:span text:style-name="T2">“ to see a </text:span><text:span text:style-name="Strong_20_Emphasis"><text:span text:style-name="T3">project walkthrough video</text:span></text:span><text:span text:style-name="T2">.</text:span></text:p>
      <text:h text:style-name="P16" text:outline-level="3">Tasks</text:h>
      <text:p text:style-name="P5">13/64 Complete</text:p>
      <text:p text:style-name="P10">Mark the tasks as complete by checking them off</text:p>
      <text:h text:style-name="P17" text:outline-level="2">Setting Up Your Project</text:h>
      <text:p text:style-name="P13">1.</text:p>
      <text:p text:style-name="P11"><text:span text:style-name="T2">We here at </text:span><text:span text:style-name="Emphasis"><text:span text:style-name="T2">The Boredless Tourist</text:span></text:span><text:span text:style-name="T2"> believe that mistakes should be easily corrected, so we keep all of our code version controlled using </text:span><text:span text:style-name="Source_20_Text"><text:span text:style-name="T4">git</text:span></text:span><text:span text:style-name="T2">.</text:span></text:p>
      <text:p text:style-name="P11"><text:span text:style-name="T2">Start by running </text:span><text:span text:style-name="Source_20_Text"><text:span text:style-name="T4">git init</text:span></text:span><text:span text:style-name="T2"> in the terminal.</text:span></text:p>
      <text:p text:style-name="P13">2.</text:p>
      <text:p text:style-name="P2"><text:span text:style-name="T2">We’ll be doing most of our coding in </text:span><text:span text:style-name="Strong_20_Emphasis"><text:span text:style-name="T3">script.py</text:span></text:span><text:span text:style-name="T2"> so we want to make sure that we are tracking that in git.</text:span></text:p>
      <text:p text:style-name="P4"><text:span text:style-name="T2">Add </text:span><text:span text:style-name="Strong_20_Emphasis"><text:span text:style-name="T3">script.py</text:span></text:span><text:span text:style-name="T2"> to git’s staging area.</text:span></text:p>
      <text:p text:style-name="P7">Stuck? Get a hint</text:p>
      <text:p text:style-name="P13"><text:soft-page-break/>3.</text:p>
      <text:p text:style-name="P3">Let’s create the first commit for this project.</text:p>
      <text:p text:style-name="P11"><text:span text:style-name="T2">Perform a </text:span><text:span text:style-name="Source_20_Text"><text:span text:style-name="T4">git commit</text:span></text:span><text:span text:style-name="T2"> with the message </text:span><text:span text:style-name="Source_20_Text"><text:span text:style-name="T4">"initial commit"</text:span></text:span></text:p>
      <text:p text:style-name="P7">Stuck? Get a hint</text:p>
      <text:p text:style-name="P13">4.</text:p>
      <text:p text:style-name="P2"><text:span text:style-name="T2">Now let’s create some data that we’re going to use to test the functionality that we create for </text:span><text:span text:style-name="Emphasis"><text:span text:style-name="T2">The Boredless Tourist</text:span></text:span><text:span text:style-name="T2">.</text:span></text:p>
      <text:p text:style-name="P3">The first is our list of destinations that we’re going to be using.</text:p>
      <text:p text:style-name="P11"><text:span text:style-name="T2">Create a list with the following destinations and save it into a variable called </text:span><text:span text:style-name="Source_20_Text"><text:span text:style-name="T4">destinations</text:span></text:span><text:span text:style-name="T2">.</text:span></text:p>
      <text:list xml:id="list6500855728756378428" text:style-name="L1">
        <text:list-item>
          <text:p text:style-name="P9">“<text:span text:style-name="T1">Paris, France”</text:span></text:p>
        </text:list-item>
        <text:list-item>
          <text:p text:style-name="P9">“<text:span text:style-name="T1">Shanghai, China”</text:span></text:p>
        </text:list-item>
        <text:list-item>
          <text:p text:style-name="P9">“<text:span text:style-name="T1">Los Angeles, USA”</text:span></text:p>
        </text:list-item>
        <text:list-item>
          <text:p text:style-name="P9">“<text:span text:style-name="T1">São Paulo, Brazil”</text:span></text:p>
        </text:list-item>
        <text:list-item>
          <text:p text:style-name="P9">“<text:span text:style-name="T1">Cairo, Egypt”</text:span></text:p>
        </text:list-item>
      </text:list>
      <text:p text:style-name="P7">Stuck? Get a hint</text:p>
      <text:p text:style-name="P13">5.</text:p>
      <text:p text:style-name="P3">And let’s define a test traveler to see how our functionality is working so far.</text:p>
      <text:p text:style-name="P11"><text:span text:style-name="T2">Create a </text:span><text:span text:style-name="Source_20_Text"><text:span text:style-name="T4">test_traveler</text:span></text:span><text:span text:style-name="T2"> variable. Assign to it the following list:</text:span></text:p>
      <text:p text:style-name="P19"><text:span text:style-name="Source_20_Text"><text:span text:style-name="T6">[</text:span></text:span><text:span text:style-name="Source_20_Text"><text:span text:style-name="T7">'Erin Wilkes'</text:span></text:span><text:span text:style-name="Source_20_Text"><text:span text:style-name="T6">, </text:span></text:span><text:span text:style-name="Source_20_Text"><text:span text:style-name="T7">'Shanghai, China'</text:span></text:span><text:span text:style-name="Source_20_Text"><text:span text:style-name="T6">, [</text:span></text:span><text:span text:style-name="Source_20_Text"><text:span text:style-name="T7">'historical site'</text:span></text:span><text:span text:style-name="Source_20_Text"><text:span text:style-name="T6">, </text:span></text:span><text:span text:style-name="Source_20_Text"><text:span text:style-name="T7">'art'</text:span></text:span><text:span text:style-name="Source_20_Text"><text:span text:style-name="T6">]]</text:span></text:span></text:p>
      <text:p text:style-name="P4"><text:span text:style-name="T2">This is a traveler (a user of </text:span><text:span text:style-name="Emphasis"><text:span text:style-name="T2">The Boredless Tourist</text:span></text:span><text:span text:style-name="T2"> application) whose name is Erin Wilkes who likes historical buildings and art. Erin is in China right now, hopefully we can find some good places to show her.</text:span></text:p>
      <text:p text:style-name="P13">6.</text:p>
      <text:p text:style-name="P3"><text:soft-page-break/>Looks like we’ve got some good sample data to get started with. Let’s commit these changes.</text:p>
      <text:p text:style-name="P11"><text:span text:style-name="T2">First, save the file, then add </text:span><text:span text:style-name="Strong_20_Emphasis"><text:span text:style-name="T3">script.py</text:span></text:span><text:span text:style-name="T2"> to the git index using </text:span><text:span text:style-name="Source_20_Text"><text:span text:style-name="T4">git add</text:span></text:span><text:span text:style-name="T2">.</text:span></text:p>
      <text:p text:style-name="P13">7.</text:p>
      <text:p text:style-name="P11"><text:span text:style-name="T2">Next, perform a </text:span><text:span text:style-name="Source_20_Text"><text:span text:style-name="T4">git commit</text:span></text:span><text:span text:style-name="T2"> with the message </text:span><text:span text:style-name="Source_20_Text"><text:span text:style-name="T4">"Added test objects"</text:span></text:span><text:span text:style-name="T2">.</text:span></text:p>
      <text:h text:style-name="P17" text:outline-level="2">Travelling To Faraway Lands</text:h>
      <text:p text:style-name="P13">8.</text:p>
      <text:p text:style-name="P11"><text:span text:style-name="T2">Now that we have test data for a </text:span><text:span text:style-name="Source_20_Text"><text:span text:style-name="T4">traveler</text:span></text:span><text:span text:style-name="T2"> and a list of </text:span><text:span text:style-name="Source_20_Text"><text:span text:style-name="T4">destinations</text:span></text:span><text:span text:style-name="T2"> that we can use, we can start building some of </text:span><text:span text:style-name="Emphasis"><text:span text:style-name="T2">the Boredless Tourist</text:span></text:span><text:span text:style-name="T2">‘s functionality.</text:span></text:p>
      <text:p text:style-name="P11"><text:span text:style-name="T2">When a traveler arrives at a destination, we want to know where they are! Since we use lists for all of our data — we are going to identify each location based on its index in our </text:span><text:span text:style-name="Source_20_Text"><text:span text:style-name="T4">destinations</text:span></text:span><text:span text:style-name="T2"> list. But we need to retrieve that index first.</text:span></text:p>
      <text:p text:style-name="P11"><text:span text:style-name="T2">Define a function called </text:span><text:span text:style-name="Source_20_Text"><text:span text:style-name="T4">get_destination_index()</text:span></text:span><text:span text:style-name="T2">. It should take a single parameter, </text:span><text:span text:style-name="Source_20_Text"><text:span text:style-name="T4">destination</text:span></text:span><text:span text:style-name="T2">, the destination as a string.</text:span></text:p>
      <text:p text:style-name="P7">Stuck? Get a hint</text:p>
      <text:p text:style-name="P13">9.</text:p>
      <text:p text:style-name="P11"><text:span text:style-name="T2">In the body of </text:span><text:span text:style-name="Source_20_Text"><text:span text:style-name="T4">get_destination_index()</text:span></text:span><text:span text:style-name="T2">, find the index of </text:span><text:span text:style-name="Source_20_Text"><text:span text:style-name="T4">destination</text:span></text:span><text:span text:style-name="T2"> and save the results into a variable called </text:span><text:span text:style-name="Source_20_Text"><text:span text:style-name="T4">destination_index</text:span></text:span><text:span text:style-name="T2">.</text:span></text:p>
      <text:p text:style-name="P7">Stuck? Get a hint</text:p>
      <text:p text:style-name="P13">10.</text:p>
      <text:p text:style-name="P11"><text:span text:style-name="T2">In the body of </text:span><text:span text:style-name="Source_20_Text"><text:span text:style-name="T4">get_destination_index()</text:span></text:span><text:span text:style-name="T2">, after you’ve defined </text:span><text:span text:style-name="Source_20_Text"><text:span text:style-name="T4">destination_index</text:span></text:span><text:span text:style-name="T2">, </text:span><text:span text:style-name="Source_20_Text"><text:span text:style-name="T4">return</text:span></text:span><text:span text:style-name="T2"> it.</text:span></text:p>
      <text:p text:style-name="P7">Stuck? Get a hint</text:p>
      <text:p text:style-name="P13">11.</text:p>
      <text:p text:style-name="P11"><text:soft-page-break/><text:span text:style-name="T2">Test out your function. Try to call </text:span><text:span text:style-name="Source_20_Text"><text:span text:style-name="T4">get_destination_index()</text:span></text:span><text:span text:style-name="T2"> with the argument </text:span><text:span text:style-name="Source_20_Text"><text:span text:style-name="T4">"Los Angeles, USA"</text:span></text:span><text:span text:style-name="T2">.</text:span></text:p>
      <text:p text:style-name="P3">Print out the results.</text:p>
      <text:p text:style-name="P11"><text:span text:style-name="T2">Save your code and then run it by typing </text:span><text:span text:style-name="Source_20_Text"><text:span text:style-name="T4">python3 script.py</text:span></text:span><text:span text:style-name="T2"> in the terminal. Is the destination index for “Los Angeles, USA” equal to </text:span><text:span text:style-name="Source_20_Text"><text:span text:style-name="T4">2</text:span></text:span><text:span text:style-name="T2">?</text:span></text:p>
      <text:p text:style-name="P13">12.</text:p>
      <text:p text:style-name="P11"><text:span text:style-name="T2">Try to call </text:span><text:span text:style-name="Source_20_Text"><text:span text:style-name="T4">get_destination_index()</text:span></text:span><text:span text:style-name="T2"> with the argument “Paris, France” instead. Since that is the first element on our </text:span><text:span text:style-name="Source_20_Text"><text:span text:style-name="T4">destinations</text:span></text:span><text:span text:style-name="T2"> list, it should return the index </text:span><text:span text:style-name="Source_20_Text"><text:span text:style-name="T4">0</text:span></text:span><text:span text:style-name="T2">.</text:span></text:p>
      <text:p text:style-name="P13">13.</text:p>
      <text:p text:style-name="P11"><text:span text:style-name="T2">What happens if we call </text:span><text:span text:style-name="Source_20_Text"><text:span text:style-name="T4">get_destination_index()</text:span></text:span><text:span text:style-name="T2"> with a destination not in our </text:span><text:span text:style-name="Source_20_Text"><text:span text:style-name="T4">destinations</text:span></text:span><text:span text:style-name="T2"> list?</text:span></text:p>
      <text:p text:style-name="P11"><text:span text:style-name="T2">Try it now: call </text:span><text:span text:style-name="Source_20_Text"><text:span text:style-name="T4">get_destination_index()</text:span></text:span><text:span text:style-name="T2"> with the argument “Hyderabad, India”. What happens?</text:span></text:p>
      <text:p text:style-name="P13">14.</text:p>
      <text:p text:style-name="P11"><text:span text:style-name="T2">If you used the </text:span><text:span text:style-name="Source_20_Text"><text:span text:style-name="T4">.index()</text:span></text:span><text:span text:style-name="T2"> method to get the index of a destination from the list, you’ll notice that calling </text:span><text:span text:style-name="Source_20_Text"><text:span text:style-name="T4">get_destination_index()</text:span></text:span><text:span text:style-name="T2"> with data that is missing from our </text:span><text:span text:style-name="Source_20_Text"><text:span text:style-name="T4">destinations</text:span></text:span><text:span text:style-name="T2"> list will raise a </text:span><text:span text:style-name="Source_20_Text"><text:span text:style-name="T4">ValueError</text:span></text:span><text:span text:style-name="T2">.</text:span></text:p>
      <text:p text:style-name="P11"><text:span text:style-name="T2">Don’t add any logic to avoid triggering this </text:span><text:span text:style-name="Source_20_Text"><text:span text:style-name="T4">ValueError</text:span></text:span><text:span text:style-name="T2">, it’s going to be useful for us in the future.</text:span></text:p>
      <text:p text:style-name="P13">15.</text:p>
      <text:p text:style-name="P11"><text:span text:style-name="T2">Now let’s define a function called </text:span><text:span text:style-name="Source_20_Text"><text:span text:style-name="T4">get_traveler_location()</text:span></text:span><text:span text:style-name="T2">.</text:span></text:p>
      <text:p text:style-name="P11"><text:span text:style-name="Source_20_Text"><text:span text:style-name="T4">get_traveler_location()</text:span></text:span><text:span text:style-name="T2"> is going to take a single parameter, </text:span><text:span text:style-name="Source_20_Text"><text:span text:style-name="T4">traveler</text:span></text:span><text:span text:style-name="T2">.</text:span></text:p>
      <text:p text:style-name="P13"><text:soft-page-break/>16.</text:p>
      <text:p text:style-name="P11"><text:span text:style-name="T2">In the body of </text:span><text:span text:style-name="Source_20_Text"><text:span text:style-name="T4">get_traveler_location()</text:span></text:span><text:span text:style-name="T2">, access the traveler’s destination string and save it into </text:span><text:span text:style-name="Source_20_Text"><text:span text:style-name="T4">traveler_destination</text:span></text:span><text:span text:style-name="T2">.</text:span></text:p>
      <text:p text:style-name="P7">Stuck? Get a hint</text:p>
      <text:p text:style-name="P13">17.</text:p>
      <text:p text:style-name="P11"><text:span text:style-name="T2">Use </text:span><text:span text:style-name="Source_20_Text"><text:span text:style-name="T4">traveler_destination</text:span></text:span><text:span text:style-name="T2"> along with </text:span><text:span text:style-name="Source_20_Text"><text:span text:style-name="T4">get_destination_index()</text:span></text:span><text:span text:style-name="T2"> to retrieve the index of the destination where the traveler is. Save the index of the traveler’s destination into the variable </text:span><text:span text:style-name="Source_20_Text"><text:span text:style-name="T4">traveler_destination_index</text:span></text:span><text:span text:style-name="T2">.</text:span></text:p>
      <text:p text:style-name="P7">Stuck? Get a hint</text:p>
      <text:p text:style-name="P13">18.</text:p>
      <text:p text:style-name="P11"><text:span text:style-name="T2">Make </text:span><text:span text:style-name="Source_20_Text"><text:span text:style-name="T4">get_traveler_location()</text:span></text:span><text:span text:style-name="T2"> return the destination index of the traveler by returning </text:span><text:span text:style-name="Source_20_Text"><text:span text:style-name="T4">traveler_destination_index</text:span></text:span><text:span text:style-name="T2">.</text:span></text:p>
      <text:p text:style-name="P13">19.</text:p>
      <text:p text:style-name="P11"><text:span text:style-name="T2">Create a variable called </text:span><text:span text:style-name="Source_20_Text"><text:span text:style-name="T4">test_destination_index</text:span></text:span><text:span text:style-name="T2">. Save the results of calling </text:span><text:span text:style-name="Source_20_Text"><text:span text:style-name="T4">get_traveler_location()</text:span></text:span><text:span text:style-name="T2"> with our </text:span><text:span text:style-name="Source_20_Text"><text:span text:style-name="T4">test_traveler</text:span></text:span><text:span text:style-name="T2">.</text:span></text:p>
      <text:p text:style-name="P13">20.</text:p>
      <text:p text:style-name="P11"><text:span text:style-name="T2">Print out </text:span><text:span text:style-name="Source_20_Text"><text:span text:style-name="T4">test_destination_index</text:span></text:span><text:span text:style-name="T2">.</text:span></text:p>
      <text:p text:style-name="P13">21.</text:p>
      <text:p text:style-name="P11"><text:span text:style-name="T2">Save your code and run it by calling </text:span><text:span text:style-name="Source_20_Text"><text:span text:style-name="T4">python3 script.py</text:span></text:span><text:span text:style-name="T2"> in the terminal.</text:span></text:p>
      <text:p text:style-name="P11"><text:span text:style-name="T2">Is the </text:span><text:span text:style-name="Source_20_Text"><text:span text:style-name="T4">test_destination_index</text:span></text:span><text:span text:style-name="T2"> you created equal to </text:span><text:span text:style-name="Source_20_Text"><text:span text:style-name="T4">1</text:span></text:span><text:span text:style-name="T2">?</text:span></text:p>
      <text:p text:style-name="P13">22.</text:p>
      <text:p text:style-name="P11"><text:span text:style-name="T2">Let’s save our work to the git tracker. Add </text:span><text:span text:style-name="Strong_20_Emphasis"><text:span text:style-name="T3">script.py</text:span></text:span><text:span text:style-name="T2"> to the git index with </text:span><text:span text:style-name="Source_20_Text"><text:span text:style-name="T4">git add</text:span></text:span><text:span text:style-name="T2">.</text:span></text:p>
      <text:p text:style-name="P13">23.</text:p>
      <text:p text:style-name="P3">And commit your changes with the message</text:p>
      <text:p text:style-name="P19"><text:soft-page-break/><text:span text:style-name="Source_20_Text"><text:span text:style-name="T6">"Added logic to find traveler destinations and convert to internal data"</text:span></text:span></text:p>
      <text:p text:style-name="P1">Stuck? Get a hint</text:p>
      <text:h text:style-name="P17" text:outline-level="2">Visiting Interesting Places</text:h>
      <text:p text:style-name="P13">24.</text:p>
      <text:p text:style-name="P11"><text:span text:style-name="T2">Now we want to create and maintain a list of attractions. Let’s start by defining a list called </text:span><text:span text:style-name="Source_20_Text"><text:span text:style-name="T4">attractions</text:span></text:span><text:span text:style-name="T2">.</text:span></text:p>
      <text:p text:style-name="P7">Stuck? Get a hint</text:p>
      <text:p text:style-name="P13">25.</text:p>
      <text:p text:style-name="P11"><text:span text:style-name="T2">Actually, we want </text:span><text:span text:style-name="Source_20_Text"><text:span text:style-name="T4">attractions</text:span></text:span><text:span text:style-name="T2"> to be an empty list for every destination in </text:span><text:span text:style-name="Source_20_Text"><text:span text:style-name="T4">destinations</text:span></text:span><text:span text:style-name="T2">. You can do this with this code:</text:span></text:p>
      <text:p text:style-name="P19"><text:span text:style-name="Source_20_Text"><text:span text:style-name="T8">attractions</text:span></text:span><text:span text:style-name="Source_20_Text"><text:span text:style-name="T6"> = [[], [], [], [], []]</text:span></text:span></text:p>
      <text:p text:style-name="P11"><text:span text:style-name="T2">But there are other ways to accomplish the same thing: by looping through </text:span><text:span text:style-name="Source_20_Text"><text:span text:style-name="T4">destinations</text:span></text:span><text:span text:style-name="T2"> or with a list comprehension.</text:span></text:p>
      <text:p text:style-name="P11"><text:span text:style-name="T2">Define </text:span><text:span text:style-name="Source_20_Text"><text:span text:style-name="T4">attractions</text:span></text:span><text:span text:style-name="T2"> to be a list of 5 (one for each test destination) empty lists using a loop or list comprehension.</text:span></text:p>
      <text:p text:style-name="P7">Stuck? Get a hint</text:p>
      <text:p text:style-name="P13">26.</text:p>
      <text:p text:style-name="P11"><text:span text:style-name="T2">Print out your </text:span><text:span text:style-name="Source_20_Text"><text:span text:style-name="T4">attractions</text:span></text:span><text:span text:style-name="T2">. Save, and then run your code by typing </text:span><text:span text:style-name="Source_20_Text"><text:span text:style-name="T4">python3 script.py</text:span></text:span><text:span text:style-name="T2"> in the terminal.</text:span></text:p>
      <text:p text:style-name="P11"><text:span text:style-name="T2">Does </text:span><text:span text:style-name="Source_20_Text"><text:span text:style-name="T4">attractions</text:span></text:span><text:span text:style-name="T2"> look like:</text:span></text:p>
      <text:p text:style-name="P19"><text:span text:style-name="Source_20_Text"><text:span text:style-name="T6">[[], [], [], [], []]</text:span></text:span></text:p>
      <text:p text:style-name="P13">27.</text:p>
      <text:p text:style-name="P11"><text:span text:style-name="T2">Now let’s create a function called </text:span><text:span text:style-name="Source_20_Text"><text:span text:style-name="T4">add_attraction()</text:span></text:span><text:span text:style-name="T2">. This function should take two parameters: </text:span><text:span text:style-name="Source_20_Text"><text:span text:style-name="T4">destination</text:span></text:span><text:span text:style-name="T2">, the name of the location and </text:span><text:span text:style-name="Source_20_Text"><text:span text:style-name="T4">attraction</text:span></text:span><text:span text:style-name="T2">, the attraction.</text:span></text:p>
      <text:p text:style-name="P13"><text:soft-page-break/>28.</text:p>
      <text:p text:style-name="P11"><text:span text:style-name="T2">First we should attempt to find the index of the destination. Use </text:span><text:span text:style-name="Source_20_Text"><text:span text:style-name="T4">get_destination_index()</text:span></text:span><text:span text:style-name="T2"> with the passed in </text:span><text:span text:style-name="Source_20_Text"><text:span text:style-name="T4">destination</text:span></text:span><text:span text:style-name="T2"> in order to retrieve the index of the destination. Save the results into </text:span><text:span text:style-name="Source_20_Text"><text:span text:style-name="T4">destination_index</text:span></text:span><text:span text:style-name="T2">.</text:span></text:p>
      <text:p text:style-name="P13">29.</text:p>
      <text:p text:style-name="P3">This task is no longer necessary. It has been left blank so the project tasks stay aligned with the walkthrough video.</text:p>
      <text:p text:style-name="P6">Move on to task 31.</text:p>
      <text:p text:style-name="P7">Stuck? Get a hint</text:p>
      <text:p text:style-name="P13">30.</text:p>
      <text:p text:style-name="P3">This task is no longer necessary. It has been left blank so the project tasks stay aligned with the walkthrough video.</text:p>
      <text:p text:style-name="P6">Move on to task 31.</text:p>
      <text:p text:style-name="P7">Stuck? Get a hint</text:p>
      <text:p text:style-name="P13">31.</text:p>
      <text:p text:style-name="P11"><text:span text:style-name="T2">If the destination does exist, then we already have a list for it in </text:span><text:span text:style-name="Source_20_Text"><text:span text:style-name="T4">attractions</text:span></text:span><text:span text:style-name="T2">. Use the </text:span><text:span text:style-name="Source_20_Text"><text:span text:style-name="T4">destination_index</text:span></text:span><text:span text:style-name="T2"> to find the appropriate list in </text:span><text:span text:style-name="Source_20_Text"><text:span text:style-name="T4">attractions</text:span></text:span><text:span text:style-name="T2"> and save that list to </text:span><text:span text:style-name="Source_20_Text"><text:span text:style-name="T4">attractions_for_destination</text:span></text:span><text:span text:style-name="T2">.</text:span></text:p>
      <text:p text:style-name="P7">Stuck? Get a hint</text:p>
      <text:p text:style-name="P13">32.</text:p>
      <text:p text:style-name="P11"><text:span text:style-name="T2">Append the </text:span><text:span text:style-name="Source_20_Text"><text:span text:style-name="T4">attraction</text:span></text:span><text:span text:style-name="T2"> passed into </text:span><text:span text:style-name="Source_20_Text"><text:span text:style-name="T4">add_attraction</text:span></text:span><text:span text:style-name="T2"> to the list </text:span><text:span text:style-name="Source_20_Text"><text:span text:style-name="T4">attractions_for_destination</text:span></text:span><text:span text:style-name="T2">.</text:span></text:p>
      <text:p text:style-name="P11"><text:span text:style-name="T2">That’s all we want this function to do, so we can </text:span><text:span text:style-name="Source_20_Text"><text:span text:style-name="T4">return</text:span></text:span><text:span text:style-name="T2"> after adding the attraction to the list.</text:span></text:p>
      <text:p text:style-name="P13"><text:soft-page-break/>33.</text:p>
      <text:p text:style-name="P3">Try adding the following attraction:</text:p>
      <text:p text:style-name="P19"><text:span text:style-name="Source_20_Text"><text:span text:style-name="T6">[</text:span></text:span><text:span text:style-name="Source_20_Text"><text:span text:style-name="T7">'Venice Beach'</text:span></text:span><text:span text:style-name="Source_20_Text"><text:span text:style-name="T6">, [</text:span></text:span><text:span text:style-name="Source_20_Text"><text:span text:style-name="T7">'beach'</text:span></text:span><text:span text:style-name="Source_20_Text"><text:span text:style-name="T6">]]</text:span></text:span></text:p>
      <text:p text:style-name="P11"><text:span text:style-name="T2">To the “Los Angeles, USA” destination by calling </text:span><text:span text:style-name="Source_20_Text"><text:span text:style-name="T4">add_attraction()</text:span></text:span><text:span text:style-name="T2"> with the two as arguments.</text:span></text:p>
      <text:p text:style-name="P13">34.</text:p>
      <text:p text:style-name="P11"><text:span text:style-name="T2">Print out </text:span><text:span text:style-name="Source_20_Text"><text:span text:style-name="T4">attractions</text:span></text:span><text:span text:style-name="T2">. Then save and run your code with </text:span><text:span text:style-name="Source_20_Text"><text:span text:style-name="T4">python3 script.py</text:span></text:span><text:span text:style-name="T2">. Your print statement should render the following:</text:span></text:p>
      <text:p text:style-name="P19"><text:span text:style-name="Source_20_Text"><text:span text:style-name="T6">[[], [], [[</text:span></text:span><text:span text:style-name="Source_20_Text"><text:span text:style-name="T7">'Venice Beach'</text:span></text:span><text:span text:style-name="Source_20_Text"><text:span text:style-name="T6">, [</text:span></text:span><text:span text:style-name="Source_20_Text"><text:span text:style-name="T7">'beach'</text:span></text:span><text:span text:style-name="Source_20_Text"><text:span text:style-name="T6">]]], [], []]</text:span></text:span></text:p>
      <text:p text:style-name="P11"><text:span text:style-name="T2">If it doesn’t something went wrong with </text:span><text:span text:style-name="Source_20_Text"><text:span text:style-name="T4">add_attraction()</text:span></text:span><text:span text:style-name="T2">.</text:span></text:p>
      <text:p text:style-name="P7">Stuck? Get a hint</text:p>
      <text:p text:style-name="P13">35.</text:p>
      <text:p text:style-name="P3">Let’s add a few more interesting places to go, paste the following code to add a few more attractions: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Paris, France"</text:span></text:span><text:span text:style-name="Source_20_Text"><text:span text:style-name="T6">, [</text:span></text:span><text:span text:style-name="Source_20_Text"><text:span text:style-name="T7">"the Louvre"</text:span></text:span><text:span text:style-name="Source_20_Text"><text:span text:style-name="T6">, [</text:span></text:span><text:span text:style-name="Source_20_Text"><text:span text:style-name="T7">"art"</text:span></text:span><text:span text:style-name="Source_20_Text"><text:span text:style-name="T6">, </text:span></text:span><text:span text:style-name="Source_20_Text"><text:span text:style-name="T7">"museum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Paris, France"</text:span></text:span><text:span text:style-name="Source_20_Text"><text:span text:style-name="T6">, [</text:span></text:span><text:span text:style-name="Source_20_Text"><text:span text:style-name="T7">"Arc de Triomphe"</text:span></text:span><text:span text:style-name="Source_20_Text"><text:span text:style-name="T6">, [</text:span></text:span><text:span text:style-name="Source_20_Text"><text:span text:style-name="T7">"historical site"</text:span></text:span><text:span text:style-name="Source_20_Text"><text:span text:style-name="T6">, </text:span></text:span><text:span text:style-name="Source_20_Text"><text:span text:style-name="T7">"monument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Shanghai, China"</text:span></text:span><text:span text:style-name="Source_20_Text"><text:span text:style-name="T6">, [</text:span></text:span><text:span text:style-name="Source_20_Text"><text:span text:style-name="T7">"Yu Garden"</text:span></text:span><text:span text:style-name="Source_20_Text"><text:span text:style-name="T6">, [</text:span></text:span><text:span text:style-name="Source_20_Text"><text:span text:style-name="T7">"garden"</text:span></text:span><text:span text:style-name="Source_20_Text"><text:span text:style-name="T6">, </text:span></text:span><text:span text:style-name="Source_20_Text"><text:span text:style-name="T7">"historcical site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Shanghai, China"</text:span></text:span><text:span text:style-name="Source_20_Text"><text:span text:style-name="T6">, [</text:span></text:span><text:span text:style-name="Source_20_Text"><text:span text:style-name="T7">"Yuz Museum"</text:span></text:span><text:span text:style-name="Source_20_Text"><text:span text:style-name="T6">, [</text:span></text:span><text:span text:style-name="Source_20_Text"><text:span text:style-name="T7">"art"</text:span></text:span><text:span text:style-name="Source_20_Text"><text:span text:style-name="T6">, </text:span></text:span><text:span text:style-name="Source_20_Text"><text:span text:style-name="T7">"museum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Shanghai, China"</text:span></text:span><text:span text:style-name="Source_20_Text"><text:span text:style-name="T6">, [</text:span></text:span><text:span text:style-name="Source_20_Text"><text:span text:style-name="T7">"Oriental Pearl Tower"</text:span></text:span><text:span text:style-name="Source_20_Text"><text:span text:style-name="T6">, [</text:span></text:span><text:span text:style-name="Source_20_Text"><text:span text:style-name="T7">"skyscraper"</text:span></text:span><text:span text:style-name="Source_20_Text"><text:span text:style-name="T6">, </text:span></text:span><text:span text:style-name="Source_20_Text"><text:span text:style-name="T7">"viewing deck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Los Angeles, USA"</text:span></text:span><text:span text:style-name="Source_20_Text"><text:span text:style-name="T6">, [</text:span></text:span><text:span text:style-name="Source_20_Text"><text:span text:style-name="T7">"LACMA"</text:span></text:span><text:span text:style-name="Source_20_Text"><text:span text:style-name="T6">, [</text:span></text:span><text:span text:style-name="Source_20_Text"><text:span text:style-name="T7">"art"</text:span></text:span><text:span text:style-name="Source_20_Text"><text:span text:style-name="T6">, </text:span></text:span><text:span text:style-name="Source_20_Text"><text:span text:style-name="T7">"museum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São Paulo, Brazil"</text:span></text:span><text:span text:style-name="Source_20_Text"><text:span text:style-name="T6">, [</text:span></text:span><text:span text:style-name="Source_20_Text"><text:span text:style-name="T7">"São Paulo Zoo"</text:span></text:span><text:span text:style-name="Source_20_Text"><text:span text:style-name="T6">, [</text:span></text:span><text:span text:style-name="Source_20_Text"><text:span text:style-name="T7">"zoo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São Paulo, Brazil"</text:span></text:span><text:span text:style-name="Source_20_Text"><text:span text:style-name="T6">, [</text:span></text:span><text:span text:style-name="Source_20_Text"><text:span text:style-name="T7">"Pátio do Colégio"</text:span></text:span><text:span text:style-name="Source_20_Text"><text:span text:style-name="T6">, [</text:span></text:span><text:span text:style-name="Source_20_Text"><text:span text:style-name="T7">"historical site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Cairo, Egypt"</text:span></text:span><text:span text:style-name="Source_20_Text"><text:span text:style-name="T6">, [</text:span></text:span><text:span text:style-name="Source_20_Text"><text:span text:style-name="T7">"Pyramids of Giza"</text:span></text:span><text:span text:style-name="Source_20_Text"><text:span text:style-name="T6">, [</text:span></text:span><text:span text:style-name="Source_20_Text"><text:span text:style-name="T7">"monument"</text:span></text:span><text:span text:style-name="Source_20_Text"><text:span text:style-name="T6">, </text:span></text:span><text:span text:style-name="Source_20_Text"><text:span text:style-name="T7">"historical site"</text:span></text:span><text:span text:style-name="Source_20_Text"><text:span text:style-name="T6">]])</text:span></text:span></text:p>
      <text:p text:style-name="P19"><text:span text:style-name="Source_20_Text"><text:span text:style-name="T8">add_attraction</text:span></text:span><text:span text:style-name="Source_20_Text"><text:span text:style-name="T6">(</text:span></text:span><text:span text:style-name="Source_20_Text"><text:span text:style-name="T7">"Cairo, Egypt"</text:span></text:span><text:span text:style-name="Source_20_Text"><text:span text:style-name="T6">, [</text:span></text:span><text:span text:style-name="Source_20_Text"><text:span text:style-name="T7">"Egyptian Museum"</text:span></text:span><text:span text:style-name="Source_20_Text"><text:span text:style-name="T6">, [</text:span></text:span><text:span text:style-name="Source_20_Text"><text:span text:style-name="T7">"museum"</text:span></text:span><text:span text:style-name="Source_20_Text"><text:span text:style-name="T6">]])</text:span></text:span></text:p>
      <text:p text:style-name="P13">36.</text:p>
      <text:p text:style-name="P4"><text:soft-page-break/><text:span text:style-name="T2">Let’s add this change to our git repo. First add </text:span><text:span text:style-name="Strong_20_Emphasis"><text:span text:style-name="T3">script.py</text:span></text:span><text:span text:style-name="T2"> to your git index.</text:span></text:p>
      <text:p text:style-name="P13">37.</text:p>
      <text:p text:style-name="P3">Then commit the changes with the message</text:p>
      <text:p text:style-name="P19"><text:span text:style-name="Source_20_Text"><text:span text:style-name="T6">"Created attractions and functionality for adding new attractions"</text:span></text:span></text:p>
      <text:h text:style-name="P17" text:outline-level="2">Finding the Best Places to Go</text:h>
      <text:p text:style-name="P13">38.</text:p>
      <text:p text:style-name="P3">We want to be able to help our traveler’s find the most interesting places in a new city for them. In order to do that we need to match their interests with the possible locations in a city.</text:p>
      <text:p text:style-name="P11"><text:span text:style-name="T2">Write a function called </text:span><text:span text:style-name="Source_20_Text"><text:span text:style-name="T4">find_attractions()</text:span></text:span><text:span text:style-name="T2"> that takes two parameters: </text:span><text:span text:style-name="Source_20_Text"><text:span text:style-name="T4">destination</text:span></text:span><text:span text:style-name="T2">, the name of the destination and </text:span><text:span text:style-name="Source_20_Text"><text:span text:style-name="T4">interests</text:span></text:span><text:span text:style-name="T2">, a list of interests.</text:span></text:p>
      <text:p text:style-name="P13">39.</text:p>
      <text:p text:style-name="P11"><text:span text:style-name="T2">We’ll need the city’s </text:span><text:span text:style-name="Source_20_Text"><text:span text:style-name="T4">destination_index</text:span></text:span><text:span text:style-name="T2"> to look up its attractions in our attractions table.</text:span></text:p>
      <text:p text:style-name="P11"><text:span text:style-name="T2">Create a variable called </text:span><text:span text:style-name="Source_20_Text"><text:span text:style-name="T4">destination_index</text:span></text:span><text:span text:style-name="T2"> and save the destination’s index to it using </text:span><text:span text:style-name="Source_20_Text"><text:span text:style-name="T4">get_destination_index()</text:span></text:span></text:p>
      <text:p text:style-name="P13">40.</text:p>
      <text:p text:style-name="P11"><text:span text:style-name="T2">Look up that destination’s attractions by indexing into </text:span><text:span text:style-name="Source_20_Text"><text:span text:style-name="T4">attractions</text:span></text:span><text:span text:style-name="T2"> with </text:span><text:span text:style-name="Source_20_Text"><text:span text:style-name="T4">destination_index</text:span></text:span><text:span text:style-name="T2">. Save this into the variable </text:span><text:span text:style-name="Source_20_Text"><text:span text:style-name="T4">attractions_in_city</text:span></text:span><text:span text:style-name="T2">.</text:span></text:p>
      <text:p text:style-name="P7">Stuck? Get a hint</text:p>
      <text:p text:style-name="P13">41.</text:p>
      <text:p text:style-name="P11"><text:soft-page-break/><text:span text:style-name="T2">Create a new list called </text:span><text:span text:style-name="Source_20_Text"><text:span text:style-name="T4">attractions_with_interest</text:span></text:span><text:span text:style-name="T2">. Make it empty when declaring it, we’ll save attractions into this list if they match one of our interests.</text:span></text:p>
      <text:p text:style-name="P13">42.</text:p>
      <text:p text:style-name="P11"><text:span text:style-name="T2">Create a loop over </text:span><text:span text:style-name="Source_20_Text"><text:span text:style-name="T4">attractions_in_city</text:span></text:span><text:span text:style-name="T2"> saving each item in the list into the temporary variable </text:span><text:span text:style-name="Source_20_Text"><text:span text:style-name="T4">possible_attraction</text:span></text:span><text:span text:style-name="T2">.</text:span></text:p>
      <text:p text:style-name="P7">Stuck? Get a hint</text:p>
      <text:p text:style-name="P13">43.</text:p>
      <text:p text:style-name="P11"><text:span text:style-name="T2">For each attraction, retrieve the tagged information about it. The tags are all saved in the second place (index </text:span><text:span text:style-name="Source_20_Text"><text:span text:style-name="T4">1</text:span></text:span><text:span text:style-name="T2">) in the attraction. In the body of the </text:span><text:span text:style-name="Source_20_Text"><text:span text:style-name="T4">for</text:span></text:span><text:span text:style-name="T2"> loop, save the attraction’s tags into the variable </text:span><text:span text:style-name="Source_20_Text"><text:span text:style-name="T4">attraction_tags</text:span></text:span><text:span text:style-name="T2">.</text:span></text:p>
      <text:p text:style-name="P7">Stuck? Get a hint</text:p>
      <text:p text:style-name="P13">44.</text:p>
      <text:p text:style-name="P11"><text:span text:style-name="T2">After retrieving the attraction tags, we want to see if any of the given </text:span><text:span text:style-name="Source_20_Text"><text:span text:style-name="T4">interests</text:span></text:span><text:span text:style-name="T2"> are in </text:span><text:span text:style-name="Source_20_Text"><text:span text:style-name="T4">attraction_tags</text:span></text:span><text:span text:style-name="T2">. In order to do this, we’re going to loop through the </text:span><text:span text:style-name="Source_20_Text"><text:span text:style-name="T4">interests</text:span></text:span><text:span text:style-name="T2"> and check if any of them are in </text:span><text:span text:style-name="Source_20_Text"><text:span text:style-name="T4">attraction_tags</text:span></text:span><text:span text:style-name="T2">.</text:span></text:p>
      <text:p text:style-name="P11"><text:span text:style-name="T2">Create a </text:span><text:span text:style-name="Source_20_Text"><text:span text:style-name="T4">for</text:span></text:span><text:span text:style-name="T2"> loop in the body of the current </text:span><text:span text:style-name="Source_20_Text"><text:span text:style-name="T4">for</text:span></text:span><text:span text:style-name="T2"> loop to loop through each </text:span><text:span text:style-name="Source_20_Text"><text:span text:style-name="T4">interest</text:span></text:span><text:span text:style-name="T2"> in </text:span><text:span text:style-name="Source_20_Text"><text:span text:style-name="T4">interests</text:span></text:span><text:span text:style-name="T2">.</text:span></text:p>
      <text:p text:style-name="P7">Stuck? Get a hint</text:p>
      <text:p text:style-name="P13">45.</text:p>
      <text:p text:style-name="P11"><text:span text:style-name="T2">For every </text:span><text:span text:style-name="Source_20_Text"><text:span text:style-name="T4">interest</text:span></text:span><text:span text:style-name="T2"> in </text:span><text:span text:style-name="Source_20_Text"><text:span text:style-name="T4">interests</text:span></text:span><text:span text:style-name="T2">, check if that </text:span><text:span text:style-name="Source_20_Text"><text:span text:style-name="T4">interest</text:span></text:span><text:span text:style-name="T2"> is in </text:span><text:span text:style-name="Source_20_Text"><text:span text:style-name="T4">attraction_tags</text:span></text:span><text:span text:style-name="T2">.</text:span></text:p>
      <text:p text:style-name="P11"><text:span text:style-name="T2">If the </text:span><text:span text:style-name="Source_20_Text"><text:span text:style-name="T4">interest</text:span></text:span><text:span text:style-name="T2"> is in the </text:span><text:span text:style-name="Source_20_Text"><text:span text:style-name="T4">attraction_tags</text:span></text:span><text:span text:style-name="T2">, append </text:span><text:span text:style-name="Source_20_Text"><text:span text:style-name="T4">possible_attraction</text:span></text:span><text:span text:style-name="T2"> to </text:span><text:span text:style-name="Source_20_Text"><text:span text:style-name="T4">attractions_with_interest</text:span></text:span><text:span text:style-name="T2">.</text:span></text:p>
      <text:p text:style-name="P13">46.</text:p>
      <text:p text:style-name="P11"><text:soft-page-break/><text:span text:style-name="T2">At the end of your function, return </text:span><text:span text:style-name="Source_20_Text"><text:span text:style-name="T4">attractions_with_interest</text:span></text:span><text:span text:style-name="T2">. Remember to unindent so you don’t accidentally return before both the </text:span><text:span text:style-name="Source_20_Text"><text:span text:style-name="T4">for</text:span></text:span><text:span text:style-name="T2"> loops finish running!</text:span></text:p>
      <text:p text:style-name="P13">47.</text:p>
      <text:p text:style-name="P11"><text:span text:style-name="T2">Let’s test out our function! Call </text:span><text:span text:style-name="Source_20_Text"><text:span text:style-name="T4">find_attractions()</text:span></text:span><text:span text:style-name="T2"> with </text:span><text:span text:style-name="Source_20_Text"><text:span text:style-name="T4">"Los Angeles, USA"</text:span></text:span><text:span text:style-name="T2"> and </text:span><text:span text:style-name="Source_20_Text"><text:span text:style-name="T4">['art']</text:span></text:span><text:span text:style-name="T2"> as the two arguments and save the results to </text:span><text:span text:style-name="Source_20_Text"><text:span text:style-name="T4">la_arts</text:span></text:span><text:span text:style-name="T2">.</text:span></text:p>
      <text:p text:style-name="P13">48.</text:p>
      <text:p text:style-name="P11"><text:span text:style-name="T2">Print out </text:span><text:span text:style-name="Source_20_Text"><text:span text:style-name="T4">la_arts</text:span></text:span><text:span text:style-name="T2">.</text:span></text:p>
      <text:p text:style-name="P11"><text:span text:style-name="T2">Save, and run your code by typing </text:span><text:span text:style-name="Source_20_Text"><text:span text:style-name="T4">python3 script.py</text:span></text:span><text:span text:style-name="T2"> in the terminal. It should have returned the following:</text:span></text:p>
      <text:p text:style-name="P19"><text:span text:style-name="Source_20_Text"><text:span text:style-name="T6">[</text:span></text:span><text:span text:style-name="Source_20_Text"><text:span text:style-name="T7">'LACMA'</text:span></text:span><text:span text:style-name="Source_20_Text"><text:span text:style-name="T6">, [</text:span></text:span><text:span text:style-name="Source_20_Text"><text:span text:style-name="T7">'art'</text:span></text:span><text:span text:style-name="Source_20_Text"><text:span text:style-name="T6">, </text:span></text:span><text:span text:style-name="Source_20_Text"><text:span text:style-name="T7">'museum'</text:span></text:span><text:span text:style-name="Source_20_Text"><text:span text:style-name="T6">]]</text:span></text:span></text:p>
      <text:p text:style-name="P7">Stuck? Get a hint</text:p>
      <text:p text:style-name="P13">49.</text:p>
      <text:p text:style-name="P3">We don’t want to show the tags to our users when we recommend things to them, so let’s just append the name of each attraction.</text:p>
      <text:p text:style-name="P11"><text:span text:style-name="T2">In the body of </text:span><text:span text:style-name="Source_20_Text"><text:span text:style-name="T4">find_attractions()</text:span></text:span><text:span text:style-name="T2">, find where you append </text:span><text:span text:style-name="Source_20_Text"><text:span text:style-name="T4">possible_attraction</text:span></text:span><text:span text:style-name="T2"> to </text:span><text:span text:style-name="Source_20_Text"><text:span text:style-name="T4">attractions_with_interest</text:span></text:span><text:span text:style-name="T2">. Change this so you only append </text:span><text:span text:style-name="Source_20_Text"><text:span text:style-name="T4">possible_attraction[0]</text:span></text:span><text:span text:style-name="T2"> which will only append the name.</text:span></text:p>
      <text:p text:style-name="P13">50.</text:p>
      <text:p text:style-name="P11"><text:span text:style-name="T2">Save and try rerunning your </text:span><text:span text:style-name="Source_20_Text"><text:span text:style-name="T4">la_arts</text:span></text:span><text:span text:style-name="T2"> test codewWith </text:span><text:span text:style-name="Source_20_Text"><text:span text:style-name="T4">python3 script.py</text:span></text:span><text:span text:style-name="T2"> Printing it now should just print the following:</text:span></text:p>
      <text:p text:style-name="P19"><text:span text:style-name="Source_20_Text"><text:span text:style-name="T6">[</text:span></text:span><text:span text:style-name="Source_20_Text"><text:span text:style-name="T7">'LACMA'</text:span></text:span><text:span text:style-name="Source_20_Text"><text:span text:style-name="T6">]</text:span></text:span></text:p>
      <text:p text:style-name="P13">51.</text:p>
      <text:p text:style-name="P11"><text:soft-page-break/><text:span text:style-name="T2">Looks like we’ve got an interest finder! Let’s save these changes to our git repo! First let’s add </text:span><text:span text:style-name="Strong_20_Emphasis"><text:span text:style-name="T3">script.py</text:span></text:span><text:span text:style-name="T2"> to the git index using </text:span><text:span text:style-name="Source_20_Text"><text:span text:style-name="T4">git add</text:span></text:span><text:span text:style-name="T2">.</text:span></text:p>
      <text:p text:style-name="P13">52.</text:p>
      <text:p text:style-name="P11"><text:span text:style-name="T2">Now let’s commit the changes with the message </text:span><text:span text:style-name="Source_20_Text"><text:span text:style-name="T4">"Added interest finder logic"</text:span></text:span></text:p>
      <text:h text:style-name="P17" text:outline-level="2">See The Parts of a City You want to See</text:h>
      <text:p text:style-name="P13">53.</text:p>
      <text:p text:style-name="P3">Now let’s get to the main event, connecting people with the attractions that they are interested in.</text:p>
      <text:p text:style-name="P11"><text:span text:style-name="T2">Define a function called </text:span><text:span text:style-name="Source_20_Text"><text:span text:style-name="T4">get_attractions_for_traveler()</text:span></text:span><text:span text:style-name="T2"> that takes a single parameter, </text:span><text:span text:style-name="Source_20_Text"><text:span text:style-name="T4">traveler</text:span></text:span><text:span text:style-name="T2">.</text:span></text:p>
      <text:p text:style-name="P13">54.</text:p>
      <text:p text:style-name="P3">Let’s separate out the traveler’s data. Save the following data:</text:p>
      <text:list xml:id="list6028999254674517312" text:style-name="L2">
        <text:list-item>
          <text:p text:style-name="P12"><text:span text:style-name="T2">Save </text:span><text:span text:style-name="Source_20_Text"><text:span text:style-name="T4">traveler[1]</text:span></text:span><text:span text:style-name="T2"> into a variable called </text:span><text:span text:style-name="Source_20_Text"><text:span text:style-name="T4">traveler_destination</text:span></text:span><text:span text:style-name="T2">.</text:span></text:p>
        </text:list-item>
        <text:list-item>
          <text:p text:style-name="P12"><text:span text:style-name="T2">Save </text:span><text:span text:style-name="Source_20_Text"><text:span text:style-name="T4">traveler[2]</text:span></text:span><text:span text:style-name="T2"> into a variable called </text:span><text:span text:style-name="Source_20_Text"><text:span text:style-name="T4">traveler_interests</text:span></text:span><text:span text:style-name="T2">.</text:span></text:p>
        </text:list-item>
      </text:list>
      <text:p text:style-name="P13">55.</text:p>
      <text:p text:style-name="P11"><text:span text:style-name="T2">Call </text:span><text:span text:style-name="Source_20_Text"><text:span text:style-name="T4">find_attractions()</text:span></text:span><text:span text:style-name="T2"> with the two arguments </text:span><text:span text:style-name="Source_20_Text"><text:span text:style-name="T4">traveler_destination</text:span></text:span><text:span text:style-name="T2"> and </text:span><text:span text:style-name="Source_20_Text"><text:span text:style-name="T4">traveler_interests</text:span></text:span><text:span text:style-name="T2">. Save the results into </text:span><text:span text:style-name="Source_20_Text"><text:span text:style-name="T4">traveler_attractions</text:span></text:span><text:span text:style-name="T2">.</text:span></text:p>
      <text:p text:style-name="P13">56.</text:p>
      <text:p text:style-name="P3">Create a new string, this is what we’ll want to show our traveler when they open our application:</text:p>
      <text:p text:style-name="P19"><text:span text:style-name="Source_20_Text"><text:span text:style-name="T7">"Hi Dorothy Bortman, we think you'll like these places around Seattle, USA: the SAM, the Pike Place Market."</text:span></text:span></text:p>
      <text:p text:style-name="P11"><text:soft-page-break/><text:span text:style-name="T2">Start with the beginning, just </text:span><text:span text:style-name="Source_20_Text"><text:span text:style-name="T4">"Hi "</text:span></text:span><text:span text:style-name="T2"> (with a space afterwards).</text:span></text:p>
      <text:p text:style-name="P11"><text:span text:style-name="T2">Save </text:span><text:span text:style-name="Source_20_Text"><text:span text:style-name="T4">"Hi "</text:span></text:span><text:span text:style-name="T2"> into a variable called </text:span><text:span text:style-name="Source_20_Text"><text:span text:style-name="T4">interests_string</text:span></text:span><text:span text:style-name="T2">.</text:span></text:p>
      <text:p text:style-name="P13">57.</text:p>
      <text:p text:style-name="P11"><text:span text:style-name="T2">Update </text:span><text:span text:style-name="Source_20_Text"><text:span text:style-name="T4">interests_string</text:span></text:span><text:span text:style-name="T2"> to include the name of the traveler. The traveler’s name can be found at </text:span><text:span text:style-name="Source_20_Text"><text:span text:style-name="T4">traveler[0]</text:span></text:span><text:span text:style-name="T2">. “Add” this to </text:span><text:span text:style-name="Source_20_Text"><text:span text:style-name="T4">interests_string</text:span></text:span><text:span text:style-name="T2"> so that it includes the name of the traveler.</text:span></text:p>
      <text:p text:style-name="P7">Stuck? Get a hint</text:p>
      <text:p text:style-name="P13">58.</text:p>
      <text:p text:style-name="P11"><text:span text:style-name="T2">We’ll want to add a little more to the </text:span><text:span text:style-name="Source_20_Text"><text:span text:style-name="T4">interests_string</text:span></text:span><text:span text:style-name="T2"> before we list the interests. Add the following:</text:span></text:p>
      <text:list xml:id="list6820570505278710767" text:style-name="L3">
        <text:list-item>
          <text:p text:style-name="P8">This string:</text:p>
          <text:p text:style-name="P20"><text:span text:style-name="Source_20_Text"><text:span text:style-name="T6">", we think you'll like these places around "</text:span></text:span></text:p>
        </text:list-item>
        <text:list-item>
          <text:p text:style-name="P8">The place</text:p>
        </text:list-item>
      </text:list>
      <text:p text:style-name="P13">59.</text:p>
      <text:p text:style-name="P11"><text:span text:style-name="T2">Lastly, we want to add the names of the places to go! Loop through </text:span><text:span text:style-name="Source_20_Text"><text:span text:style-name="T4">traveler_attractions</text:span></text:span><text:span text:style-name="T2"> and for every attraction in the list concatenate that attraction to </text:span><text:span text:style-name="Source_20_Text"><text:span text:style-name="T4">interests_string</text:span></text:span><text:span text:style-name="T2">. You can add commas and spaces to </text:span><text:span text:style-name="Source_20_Text"><text:span text:style-name="T4">interests_string</text:span></text:span><text:span text:style-name="T2"> to make it more legible as well.</text:span></text:p>
      <text:p text:style-name="P13">60.</text:p>
      <text:p text:style-name="P11"><text:span text:style-name="T2">After you’re finished adding all the names of the interests, return </text:span><text:span text:style-name="Source_20_Text"><text:span text:style-name="T4">interests_string</text:span></text:span></text:p>
      <text:p text:style-name="P13">61.</text:p>
      <text:p text:style-name="P11"><text:span text:style-name="T2">Let’s give it a test drive! Try calling </text:span><text:span text:style-name="Source_20_Text"><text:span text:style-name="T4">get_attractions_for_traveler()</text:span></text:span><text:span text:style-name="T2"> with the following argument:</text:span></text:p>
      <text:p text:style-name="P19"><text:soft-page-break/><text:span text:style-name="Source_20_Text"><text:span text:style-name="T6">[</text:span></text:span><text:span text:style-name="Source_20_Text"><text:span text:style-name="T7">'Dereck Smill'</text:span></text:span><text:span text:style-name="Source_20_Text"><text:span text:style-name="T6">, </text:span></text:span><text:span text:style-name="Source_20_Text"><text:span text:style-name="T7">'Paris, France'</text:span></text:span><text:span text:style-name="Source_20_Text"><text:span text:style-name="T6">, [</text:span></text:span><text:span text:style-name="Source_20_Text"><text:span text:style-name="T7">'monument'</text:span></text:span><text:span text:style-name="Source_20_Text"><text:span text:style-name="T6">]]</text:span></text:span></text:p>
      <text:p text:style-name="P11"><text:span text:style-name="T2">Save the results of </text:span><text:span text:style-name="Source_20_Text"><text:span text:style-name="T4">get_attractions_for_traveler()</text:span></text:span><text:span text:style-name="T2"> into the variable </text:span><text:span text:style-name="Source_20_Text"><text:span text:style-name="T4">smills_france</text:span></text:span><text:span text:style-name="T2">.</text:span></text:p>
      <text:p text:style-name="P13">62.</text:p>
      <text:p text:style-name="P11"><text:span text:style-name="T2">Print out </text:span><text:span text:style-name="Source_20_Text"><text:span text:style-name="T4">smills_france</text:span></text:span><text:span text:style-name="T2">. Save your work and run it by typing </text:span><text:span text:style-name="Source_20_Text"><text:span text:style-name="T4">python3 script.py</text:span></text:span><text:span text:style-name="T2"> in the terminal. You should get a string that looks like the following:</text:span></text:p>
      <text:p text:style-name="P19"><text:span text:style-name="Source_20_Text"><text:span text:style-name="T6">"Hi Dereck Smill, we think you'll like these places around Paris, France: the Arc de Triomphe"</text:span></text:span></text:p>
      <text:p text:style-name="P7">Stuck? Get a hint</text:p>
      <text:p text:style-name="P13">63.</text:p>
      <text:p text:style-name="P11"><text:span text:style-name="T2">Looks great! Let’s add it to our git repository! First </text:span><text:span text:style-name="Source_20_Text"><text:span text:style-name="T4">git add</text:span></text:span><text:span text:style-name="T2"> </text:span><text:span text:style-name="Strong_20_Emphasis"><text:span text:style-name="T3">script.py</text:span></text:span><text:span text:style-name="T2">.</text:span></text:p>
      <text:p text:style-name="P13">64.</text:p>
      <text:p text:style-name="P3">Now let’s commit it! Use this message:</text:p>
      <text:p text:style-name="P18"><text:span text:style-name="Source_20_Text"><text:span text:style-name="T5">"Added function to generate message for traveler and present attractions they might be interested in."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ercu" svg:font-family="Apercu, apple-system, BlinkMacSystemFont, 'Segoe UI', Roboto, Ubuntu, Cantarell, 'Fira Sans', 'Droid Sans', 'Helvetica Neue', sans-serif"/>
    <style:font-face style:name="Monaco" svg:font-family="Monaco, Menlo, 'Ubuntu Mono', 'Droid Sans Mono', Consolas, monospace"/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ff Jeff</meta:initial-creator>
    <meta:creation-date>2021-12-16T13:45:15.88</meta:creation-date>
    <meta:document-statistic meta:table-count="0" meta:image-count="0" meta:object-count="0" meta:page-count="14" meta:paragraph-count="229" meta:word-count="2206" meta:character-count="13635"/>
    <dc:date>2021-12-16T13:48:19.98</dc:date>
    <dc:creator>Jeff Jeff</dc:creator>
    <meta:editing-duration>PT3M6S</meta:editing-duration>
    <meta:editing-cycles>1</meta:editing-cycles>
    <meta:generator>OpenOffice/4.1.7$Win32 OpenOffice.org_project/417m1$Build-9800</meta:generator>
  </office:meta>
</office:document-meta>
</file>